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4994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text-properties fo:language="sv" fo:country="SE" officeooo:rsid="00014994" officeooo:paragraph-rsid="00014994"/>
    </style:style>
    <style:style style:name="P4" style:family="paragraph" style:parent-style-name="Standard">
      <style:text-properties fo:language="sv" fo:country="SE" fo:font-weight="bold" officeooo:rsid="00014994" officeooo:paragraph-rsid="00014994" style:font-weight-asian="bold" style:font-weight-complex="bold"/>
    </style:style>
    <style:style style:name="P5" style:family="paragraph" style:parent-style-name="Standard">
      <style:text-properties fo:language="sv" fo:country="SE" fo:font-weight="bold" officeooo:rsid="000627bc" officeooo:paragraph-rsid="000627bc" style:font-weight-asian="bold" style:font-weight-complex="bold"/>
    </style:style>
    <style:style style:name="P6" style:family="paragraph" style:parent-style-name="Standard">
      <style:text-properties fo:language="sv" fo:country="SE" officeooo:rsid="000627bc" officeooo:paragraph-rsid="000627bc"/>
    </style:style>
    <style:style style:name="P7" style:family="paragraph" style:parent-style-name="Standard" style:list-style-name="L1">
      <style:text-properties fo:language="sv" fo:country="SE" fo:font-weight="normal" officeooo:rsid="00014994" officeooo:paragraph-rsid="00014994" style:font-weight-asian="normal" style:font-weight-complex="normal"/>
    </style:style>
    <style:style style:name="P8" style:family="paragraph" style:parent-style-name="Standard">
      <style:text-properties fo:language="sv" fo:country="SE" fo:font-weight="normal" officeooo:rsid="00014994" officeooo:paragraph-rsid="0001499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499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sv" fo:country="SE" fo:font-weight="normal" officeooo:rsid="00014994" style:font-weight-asian="normal" style:font-weight-complex="normal"/>
    </style:style>
    <style:style style:name="T5" style:family="text">
      <style:text-properties fo:language="sv" fo:country="SE" fo:font-weight="normal" officeooo:rsid="0003cf02" style:font-weight-asian="normal" style:font-weight-complex="normal"/>
    </style:style>
    <style:style style:name="T6" style:family="text">
      <style:text-properties officeooo:rsid="0006889d"/>
    </style:style>
    <style:style style:name="T7" style:family="text">
      <style:text-properties officeooo:rsid="0009fc54"/>
    </style:style>
    <style:style style:name="T8" style:family="text">
      <style:text-properties officeooo:rsid="000b7d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örslag på dataprotokoll mellan </text:span><text:span text:style-name="T2">s</text:span><text:span text:style-name="T1">pelprocessorn och </text:span><text:span text:style-name="T2">g</text:span><text:span text:style-name="T1">rafikprocessorn</text:span></text:p>
      <text:p text:style-name="P2"/>
      <text:p text:style-name="P3">Data skickas med UART, 8 databitar och 1 stopbit, 9600 baudrate, <text:span text:style-name="T8">ingen paritetsbit</text:span></text:p>
      <text:p text:style-name="P3"/>
      <text:p text:style-name="P3">Tre byte skickas i ett meddelande.</text:p>
      <text:p text:style-name="P3"/>
      <text:p text:style-name="P3"><text:span text:style-name="T1">Första byten är alltid 0xFF</text:span>. Detta används för att veta vad som är början på medelandet. </text:p>
      <text:p text:style-name="P3"/>
      <text:p text:style-name="P4">Andra byten beskriver vad som ska göras. <text:span text:style-name="T3">Detta är ett tal som är t.ex är:</text:span></text:p>
      <text:list xml:id="list25654577" text:style-name="L1">
        <text:list-item>
          <text:p text:style-name="P7">0 om spelare1 väljer denna platsen</text:p>
        </text:list-item>
        <text:list-item>
          <text:p text:style-name="P7">1 om spelare2 väljer denna platsen</text:p>
        </text:list-item>
        <text:list-item>
          <text:p text:style-name="P7">2 om spelare1 placerar en markör här</text:p>
        </text:list-item>
        <text:list-item>
          <text:p text:style-name="P7">3 om spelare2 placerar en markör här</text:p>
        </text:list-item>
      </text:list>
      <text:p text:style-name="P1"><text:span text:style-name="T4">Vi kan också lägga till andra komando</text:span><text:span text:style-name="T5">n</text:span><text:span text:style-name="T4"> här, t.ex. för att rensa displayerna för en ny omgång eller visa en speciell bild på displayen eller liknande. </text:span></text:p>
      <text:p text:style-name="P8"/>
      <text:p text:style-name="P3"><text:span text:style-name="T1">Tredje byten är index på spelplanen. </text:span><text:span text:style-name="T3">D</text:span>etta är ett tal mellan 0 och 63. Index räknas ut baserat på X och Y position enligt X + 8 * Y. X och Y är tal mellan 0 och 7. </text:p>
      <text:p text:style-name="P3"/>
      <text:p text:style-name="P5">Exempel: </text:p>
      <text:p text:style-name="P6"><text:tab/>0xFF, 2, 1<text:span text:style-name="T6">9</text:span></text:p>
      <text:p text:style-name="P6">betyder: </text:p>
      <text:p text:style-name="P6"><text:tab/>Spelare 1 placerar en ny markör på plats 1<text:span text:style-name="T6">9</text:span>, d.v.s. X = 3 och Y = 2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2-23T21:40:29.322000000</dc:date>
    <meta:editing-duration>PT6M43S</meta:editing-duration>
    <meta:editing-cycles>7</meta:editing-cycles>
    <meta:document-statistic meta:table-count="0" meta:image-count="0" meta:object-count="0" meta:page-count="1" meta:paragraph-count="15" meta:word-count="173" meta:character-count="901" meta:non-whitespace-character-count="740"/>
  </office:meta>
</office:document-meta>
</file>